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office:automatic-styles>
  <office:body>
    <office:text>
      <text:p text:style-name="Title">The Hitchhiker's Guide to Online Anonymity</text:p>
      <text:h text:style-name="Heading_20_2" text:outline-level="2"><text:bookmark-start text:name="how-to-check-files-for-safetyintegrity-and-authenticity"/>How to check files for safety/integrity and authenticity:<text:bookmark-end text:name="how-to-check-files-for-safetyintegrity-and-authenticity"/></text:h>
      <text:p text:style-name="First_20_paragraph">The PDF and ODT files of this guide are cryptographically signed using GPG and <text:a xlink:type="simple" xlink:href="https://jedisct1.github.io/minisign" office:name=""><text:span text:style-name="Definition">Minisign</text:span></text:a>. Their integrity can be verified with the published SHA256 Checksum hashes on this website. SHA256 checksums of all the PDF and ODT files are available here in the <text:a xlink:type="simple" xlink:href="sha256sum.txt" office:name=""><text:span text:style-name="Definition">sha256sum.txt</text:span></text:a> file. SHA256 checksums, signatures, and VirusTotal (“VT”) checks of the releases files (containing the whole repository) are available within the latest release information at <text:a xlink:type="simple" xlink:href="https://github.com/Anon-Planet/thgtoa/releases/latest" office:name=""><text:span text:style-name="Definition">https://github.com/Anon-Planet/thgtoa/releases/latest</text:span></text:a> which will be available as soon as we have a stable release.</text:p>
      <text:p text:style-name="Text_20_body">The GPG signatures for each PDF and ODT files are available here: - PDF (Light Theme) Main and Mirrors: <text:a xlink:type="simple" xlink:href="guide.pdf.asc" office:name=""><text:span text:style-name="Definition">guide.pdf.asc</text:span></text:a> - ODT Main and Mirrors: <text:a xlink:type="simple" xlink:href="guide.odt.asc" office:name=""><text:span text:style-name="Definition">guide.odt.asc</text:span></text:a></text:p>
      <text:p text:style-name="Text_20_body">The Minisign signatures for each PDF and ODT files are available here: - PDF (Light Theme) Main and Mirrors: <text:a xlink:type="simple" xlink:href="guide.pdf.minisig" office:name=""><text:span text:style-name="Definition">guide.pdf.minisig</text:span></text:a> - ODT Main and Mirrors: <text:a xlink:type="simple" xlink:href="guide.odt.minisig" office:name=""><text:span text:style-name="Definition">guide.odt.minisig</text:span></text:a></text:p>
      <text:h text:style-name="Heading_20_3" text:outline-level="3"><text:bookmark-start text:name="how-to-check-the-integrity-of-files-using-sha256-checksums"/>How to check the integrity of files using SHA256 checksums:<text:bookmark-end text:name="how-to-check-the-integrity-of-files-using-sha256-checksums"/></text:h>
      <text:p text:style-name="First_20_paragraph">First get the hash of your local file by following these steps for your OS:</text:p>
      <text:p text:style-name="Text_20_body">Windows: - From a command prompt, run <text:span text:style-name="Source_Text">certutil -hashfile filename.txt sha256</text:span> - Compare the obtained hash result of your local file to the online file’s published hash. They should match.</text:p>
      <text:p text:style-name="Text_20_body">macOS: - From a terminal, run <text:span text:style-name="Source_Text">shasum -a 256 /full/path/to/your/file</text:span> - Compare the obtained hash result of your local file to the online file’s published hash. They should match.</text:p>
      <text:p text:style-name="Text_20_body">Linux: - From a terminal, run <text:span text:style-name="Source_Text">sha256sum /full/path/to/your/file</text:span> - Compare the obtained hash result of your local file to the online file’s published hash. They should match.</text:p>
      <text:p text:style-name="Text_20_body">All commits and releases on this repository are cryptographically signed and verified by each collaborator (check for the “Verified” tags on commits and releases).</text:p>
      <text:h text:style-name="Heading_20_3" text:outline-level="3"><text:bookmark-start text:name="how-to-verify-the-the-authenticity-and-integrity-of-files-using-gpg"/>How to verify the the authenticity and integrity of files using GPG:<text:bookmark-end text:name="how-to-verify-the-the-authenticity-and-integrity-of-files-using-gpg"/></text:h>
      <text:p text:style-name="First_20_paragraph">To verify files with GPG signatures, you should first install gpg on your system: - Windows: Install gpg4win from <text:a xlink:type="simple" xlink:href="https://www.gpg4win.org/download.html" office:name=""><text:span text:style-name="Definition">https://www.gpg4win.org/download.html</text:span></text:a> - MacOS: Install GPG Tools from <text:a xlink:type="simple" xlink:href="https://gpgtools.org/" office:name=""><text:span text:style-name="Definition">https://gpgtools.org/</text:span></text:a> - Linux: gpg should be installed by default. If not, use your Linux package manager to install it such as apt (debian) or rpm (red hat).</text:p>
      <text:p text:style-name="Text_20_body">Import the master signing key from a trusted source of the publisher using the following command from a command prompt or terminal:</text:p>
      <text:p text:style-name="Text_20_body"><text:span text:style-name="Source_Text">gpg --auto-key-locate nodefault,wkd --locate-keys 9EA98278639F1CD853E096CBFF94507587A6A9B9</text:span></text:p>
      <text:p text:style-name="Text_20_body">In theory this command should fetch the key from the a default pool server. If this doesn’t work, you can also download/view it directly from here (in our case): <text:a xlink:type="simple" xlink:href="https://anonymousplanet.org/pgp/AnonymousPlanet-Master-Signing-Key_9EA98278639F1CD853E096CBFF94507587A6A9B9.asc" office:name=""><text:span text:style-name="Definition">https://anonymousplanet.org/pgp/AnonymousPlanet-Master-Signing-Key_9EA98278639F1CD853E096CBFF94507587A6A9B9.asc</text:span></text:a></text:p>
      <text:p text:style-name="Text_20_body">As well as the published key on any keyserver below (search for the fingerprint <text:span text:style-name="Source_Text">9EA98278639F1CD853E096CBFF94507587A6A9B9</text:span>): - <text:a xlink:type="simple" xlink:href="https://pgp.mit.edu" office:name=""><text:span text:style-name="Definition">https://pgp.mit.edu</text:span></text:a> - <text:a xlink:type="simple" xlink:href="https://keys.openpgp.org" office:name=""><text:span text:style-name="Definition">https://keys.openpgp.org</text:span></text:a> - <text:a xlink:type="simple" xlink:href="https://keyserver.ubuntu.com" office:name=""><text:span text:style-name="Definition">https://keyserver.ubuntu.com</text:span></text:a></text:p>
      <text:p text:style-name="Text_20_body">You should then import it manually by issuing the following command on any OS:</text:p>
      <text:p text:style-name="Text_20_body"><text:span text:style-name="Source_Text">gpg --import 9EA98278639F1CD853E096CBFF94507587A6A9B9.asc</text:span></text:p>
      <text:p text:style-name="Text_20_body">The master signing key allows you to verify all other project-related keys. Once you have the master signing key and are confident it’s the correct key (nobody has tampered with it), mark the key as trusted by locally signing it:</text:p>
      <text:p text:style-name="Text_20_body"><text:span text:style-name="Source_Text">gpg --lsign-key 9EA98278639F1CD853E096CBFF94507587A6A9B9</text:span></text:p>
      <text:p text:style-name="Text_20_body">Alternatively, if you use Kleopatra, it will ask you to certify the key. Certify the key to mark it as trusted.</text:p>
      <text:p text:style-name="Text_20_body">Once you have the master key downloaded, imported, and certified, you will obtain a copy of the release key.</text:p>
      <text:p text:style-name="Text_20_body"><text:span text:style-name="Source_Text">gpg --auto-key-locate nodefault,wkd --locate-keys 83A6CF9EF57AC25B5C7F5D29285E6048A12321B2</text:span> (to import the release signing key)</text:p>
      <text:p text:style-name="Text_20_body"><text:a xlink:type="simple" xlink:href="https://anonymousplanet.org/pgp/AnonymousPlanet-Release-Signing-Key_83A6CF9EF57AC25B5C7F5D29285E6048A12321B2.asc" office:name=""><text:span text:style-name="Definition">https://anonymousplanet.org/pgp/AnonymousPlanet-Release-Signing-Key_83A6CF9EF57AC25B5C7F5D29285E6048A12321B2.asc</text:span></text:a> (to download the key yourself)</text:p>
      <text:p text:style-name="Text_20_body">If you use GPG directly, you won’t need to mark the release signing key as trusted, because it’s already signed by the master signing key. If you use Kleopatra, the process to import the release signing key is the same as importing the master signing key.</text:p>
      <text:p text:style-name="Text_20_body">Finally, verify the asc signature file (links above) against the PDF file by issuing the following example command:</text:p>
      <text:p text:style-name="Text_20_body"><text:span text:style-name="Source_Text">gpg --verify guide.pdf.asc guide.pdf</text:span></text:p>
      <text:p text:style-name="Text_20_body">This should output a result showing it matches a signature created by the release signing key, and is therefore a good result.</text:p>
      <text:h text:style-name="Heading_20_3" text:outline-level="3"><text:bookmark-start text:name="how-to-verify-the-the-authenticity-and-integrity-of-the-files-using-minisign"/>How to verify the the authenticity and integrity of the files using Minisign:<text:bookmark-end text:name="how-to-verify-the-the-authenticity-and-integrity-of-the-files-using-minisign"/></text:h>
      <text:p text:style-name="First_20_paragraph">To verify the files with Minisign:</text:p>
      <text:list text:style-name="L1">
        <text:list-item>
          <text:p text:style-name="P1">First, download minisign from <text:a xlink:type="simple" xlink:href="https://jedisct1.github.io/minisign/" office:name=""><text:span text:style-name="Definition">https://jedisct1.github.io/minisign/</text:span></text:a>.</text:p>
        </text:list-item>
        <text:list-item>
          <text:p text:style-name="P1">Download the files along with their *.minisig signature file (these should be in the same directory).</text:p>
        </text:list-item>
        <text:list-item>
          <text:p text:style-name="P1">Download the Minisign public key available on the website and repository: <text:a xlink:type="simple" xlink:href="minisign.pub" office:name=""><text:span text:style-name="Definition">minisign.pub</text:span></text:a> (again, place it in the same directory for convenience).</text:p>
        </text:list-item>
        <text:list-item>
          <text:p text:style-name="P1">Run the following command in a command prompt or terminal within the directory with both files: <text:span text:style-name="Source_Text">minisign -Vm guide.pdf -p minisign.pub</text:span>.</text:p>
        </text:list-item>
        <text:list-item>
          <text:p text:style-name="P1">Output should show <text:span text:style-name="Source_Text">Signature and comment signature verified</text:span>.</text:p>
        </text:list-item>
      </text:list>
      <text:h text:style-name="Heading_20_3" text:outline-level="3"><text:bookmark-start text:name="how-to-check-the-relative-safety-of-files-or-even-urls-such-as-httpsanonymousplanet.org-using-virustotal"/>How to check the relative safety of files or even URLs (such as https://anonymousplanet.org) using VirusTotal:<text:bookmark-end text:name="how-to-check-the-relative-safety-of-files-or-even-urls-such-as-httpsanonymousplanet.org-using-virustotal"/></text:h>
      <text:p text:style-name="First_20_paragraph"><text:span text:style-name="T1">Note: we do not endorse VirusTotal. It should be used with extreme caution, never with any sensitive files, due to their privacy policies. Do not upload sensitive files to VirusTotal.</text:span></text:p>
      <text:p text:style-name="Text_20_body">The PDF and ODT files of this guide have been automatically scanned by VT, see the links below for an example but do not trust these hashes blindly. Check the hashes match and re-upload to VT if needed: - PDF file: <text:a xlink:type="simple" xlink:href="https://www.virustotal.com/gui/file/52ae8a7411f826d6b04c5b817bf8cbed0f99957e6a910bcc88065a9a61233af1?nocache=1" office:name=""><text:span text:style-name="Definition">[VT Scan]</text:span></text:a> - ODT file: <text:a xlink:type="simple" xlink:href="https://www.virustotal.com/gui/file/390f23ab975488a53135dfe61f66b54393a4bd85bded3a8a5c052975969bb947?nocache=1" office:name=""><text:span text:style-name="Definition">[VT Scan]</text:span></text:a></text:p>
      <text:h text:style-name="Heading_20_3" text:outline-level="3"><text:bookmark-start text:name="additional-manual-safety-checks-for-the-pdf-files"/>Additional manual safety checks for the PDF files:<text:bookmark-end text:name="additional-manual-safety-checks-for-the-pdf-files"/></text:h>
      <text:p text:style-name="First_20_paragraph">For additional safety, you can always double check the PDF files using the PDFID tool which you can download at <text:a xlink:type="simple" xlink:href="https://blog.didierstevens.com/programs/pdf-tools/" office:name=""><text:span text:style-name="Definition">https://blog.didierstevens.com/programs/pdf-tools/</text:span></text:a>. (You might be wondering: “Why should I trust a random python script?” Well, it is open-source and well-known. It is also probably a safer bet than trusting a random PDF).</text:p>
      <text:p text:style-name="Text_20_body">Here are the steps:</text:p>
      <text:list text:style-name="L2">
        <text:list-item>
          <text:p text:style-name="P2">Install the latest version (e.g., 3.10.6 stable) of Python, download <text:a xlink:type="simple" xlink:href="https://didierstevens.com/files/software/pdfid_v0_2_8.zip" office:name=""><text:span text:style-name="Definition">pdfid</text:span></text:a> and, from a command prompt or terminal, run:</text:p>
        </text:list-item>
      </text:list>
      <text:p text:style-name="First_20_paragraph"><text:span text:style-name="Source_Text">python pdfid.py file-to-check.pdf</text:span></text:p>
      <text:p text:style-name="Text_20_body">And you should see the following entries at <text:span text:style-name="T1">0</text:span> for safety, this 0 means there is no Javascript or any action that could possibly execute malicious macros, scripts, etc. Normally this won’t be necessary as most modern PDF readers won’t execute those scripts anyway.</text:p>
      <text:p text:style-name="P3">/JS <text:s text:c="19"/>0 #This indicates the presence of Javascript which could be malicious</text:p>
      <text:p text:style-name="P4">/JavaScript <text:s text:c="11"/>0 #This indicates the presence of Javascript which could be malicious</text:p>
      <text:p text:style-name="P5">/AA <text:s text:c="19"/>0 #This indicates the presence of automatic action on opening</text:p>
      <text:p text:style-name="P6">/OpenAction <text:s text:c="11"/>0 #This indicates the presence of automatic action on opening</text:p>
      <text:p text:style-name="P7">/AcroForm <text:s text:c="13"/>0 #This indicates the presence of AcroForm which could contain malicious JavaScript</text:p>
      <text:p text:style-name="P8">/JBIG2Decode <text:s text:c="10"/>0 #This indicates the PDF uses JBIG2 compression which could be used for obfuscating malicious content</text:p>
      <text:p text:style-name="P9">/RichMedia <text:s text:c="12"/>0 #This indicates the presence rich media within the PDF such as Flash</text:p>
      <text:p text:style-name="P10">/Launch <text:s text:c="15"/>0 #This counts the launch actions</text:p>
      <text:p text:style-name="P11">/EmbeddedFile <text:s text:c="9"/>0 #This indicates there are embedded files within the PDF</text:p>
      <text:p text:style-name="P12">/XFA <text:s text:c="18"/>0 #This indicates the presence of XML Forms within the 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 Hitchhiker's Guide to Online Anonymity</dc:title>
    <dc:creator/>
  </office:meta>
</office:document-meta>
</file>